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lltext searching and indexing – development from the past and current trends</text:h>
      <text:p text:style-name="Text_20_body">From static data to dynamic one, write and write/delete indexes.</text:p>
      <text:h text:style-name="Heading_20_2" text:outline-level="2">Inverted file index</text:h>
      <text:h text:style-name="Heading_20_2" text:outline-level="2">Queries, phrase search</text:h>
      <text:p text:style-name="Text_20_body">And, or, and not. Position of the word in the document.</text:p>
      <text:h text:style-name="Heading_20_2" text:outline-level="2">Relevance</text:h>
      <text:p text:style-name="Text_20_body">Ranking – weight of a word related to a document.</text:p>
      <text:h text:style-name="Heading_20_2" text:outline-level="2">Google</text:h>
      <text:p text:style-name="Text_20_body">2 B-trees, sorted by ID and by ranking. Go from the top rankings and cross-check the IDs.</text:p>
      <text:p text:style-name="Text_20_body">Google number search.</text:p>
      <text:h text:style-name="Heading_20_1" text:outline-level="1">search_engine – fast yet reliable solution</text:h>
      <text:p text:style-name="Text_20_body">Simple database. On the fly indexing. &lt;PgDn&gt;</text:p>
      <text:p text:style-name="Text_20_body">ACTs and B-trees. ACTs are suitable for variable-size keys, UTF-8 strings in particular. B-trees shall be used for fixed-size keys, like integers, dates etc.</text:p>
      <text:h text:style-name="Heading_20_2" text:outline-level="2">BlockStorage</text:h>
      <text:p text:style-name="Text_20_body">Linked blocks. Journalling. Journal guarding.</text:p>
      <text:h text:style-name="Heading_20_2" text:outline-level="2">ACT</text:h>
      <text:p text:style-name="Text_20_body"><text:s/>Array Compacted Trie. A basic idea of a trie is an array indexed by characters of a word. Inefficient, because the arrays become very sparse – compaction. Complexity.</text:p>
      <text:h text:style-name="Heading_20_2" text:outline-level="2">B-tree</text:h>
      <text:p text:style-name="Text_20_body">Since 1971. At maximum N keys and N + 1 pointers in a branch.</text:p>
      <text:h text:style-name="Heading_20_2" text:outline-level="2">BSCursor</text:h>
      <text:p text:style-name="Text_20_body">Simple table-like structure.</text:p>
      <text:h text:style-name="Heading_20_2" text:outline-level="2">TVector&lt;&gt; and other</text:h>
      <text:p text:style-name="Text_20_body">TVector - sorting and binary searching of any structure or a pointer to a structure.</text:p>
      <text:p text:style-name="Text_20_body">Iterator – one result in a time.</text:p>
      <text:p text:style-name="Text_20_body">WordSegmenter – special care for CJK and similar: Thai, Lao, ... (7 scripts) + Tibetan.</text:p>
      <text:p text:style-name="Text_20_body">UniCompressor – (LZO 35x faster than zlib) 10% worse compression and 25% slower than LZO.</text:p>
      <text:h text:style-name="Heading_20_2" text:outline-level="2">Use cases</text:h>
      <text:p text:style-name="Text_20_body">Cache management: url, visited, metadata</text:p>
      <text:p text:style-name="Text_20_body">m2 indexing: fast startup/shutdown, low memory usage. Write/delete operations, no stop words.</text:p>
      <text:p text:style-name="Text_20_body">Visited pages search.&lt;PgDn&gt;</text:p>
      <text:h text:style-name="Heading_20_1" text:outline-level="1">Visited pages search implementation + demo</text:h>
      <text:p text:style-name="Text_20_body">Allowing the users to search for any text/html URL they have ever visited by querying for words which appeared in the document at the time of viewing.</text:p>
      <text:h text:style-name="Heading_20_2" text:outline-level="2">Requirements</text:h>
      <text:p text:style-name="Text_20_body">The index is supposed to be huge, &gt; 1 GB. Ranking according to type of HTML elements.&lt;PgDn&gt;</text:p>
      <text:p text:style-name="Text_20_body"/>
      <text:h text:style-name="Heading_20_2" text:outline-level="2">Structure</text:h>
      <text:p text:style-name="Text_20_body">Image + URL ACT.</text:p>
      <text:h text:style-name="Heading_20_2" text:outline-level="2">Demo</text:h>
      <text:p text:style-name="Text_20_body">(unpack <text:a xlink:type="simple" xlink:href="https://ssl.opera.com:8004/pavels/search_engine/presentation/demo/demo_install.zip">https://ssl.opera.com:8004/pavels/search_engine/presentation/demo/install.zip</text:a> to C:)</text:p>
      <text:p text:style-name="Text_20_body">run C:\presentation\wingogi_debug_desktop.exe</text:p>
      <text:p text:style-name="Text_20_body">goto <text:a xlink:type="simple" xlink:href="http://www.opera.com/">www.opera.com</text:a></text:p>
      <text:p text:style-name="Text_20_body">click at screenshots</text:p>
      <text:p text:style-name="Text_20_body">goto opera:historysearch</text:p>
      <text:p text:style-name="Text_20_body">type ellen and click search</text:p>
      <text:h text:style-name="Heading_20_1" text:outline-level="1">How does Google do the number search?</text:h>
      <text:p text:style-name="Text_20_body">B-tree with key = number * ranking. Number multiplied by the lowest and highest ranking gives an interval where to se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.905cm" fo:margin-right="0cm" fo:text-indent="-0.635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space-before="1.27cm" text:min-label-width="0.635cm"/>
      </text:outline-level-style>
      <text:outline-level-style text:level="3" text:style-name="Numbering_20_Symbols" style:num-prefix=" " style:num-suffix=" " style:num-format="1" text:display-levels="3">
        <style:list-level-properties text:space-before="1.905cm" text:min-label-width="0.635cm"/>
      </text:outline-level-style>
      <text:outline-level-style text:level="4" text:style-name="Numbering_20_Symbols" style:num-prefix=" " style:num-suffix=" " style:num-format="1" text:display-levels="4">
        <style:list-level-properties text:space-before="2.54cm" text:min-label-width="0.635cm"/>
      </text:outline-level-style>
      <text:outline-level-style text:level="5" text:style-name="Numbering_20_Symbols" style:num-prefix=" " style:num-suffix=" " style:num-format="1" text:display-levels="5">
        <style:list-level-properties text:space-before="3.175cm" text:min-label-width="0.635cm"/>
      </text:outline-level-style>
      <text:outline-level-style text:level="6" text:style-name="Numbering_20_Symbols" style:num-prefix=" " style:num-suffix=" " style:num-format="1" text:display-levels="6">
        <style:list-level-properties text:space-before="3.81cm" text:min-label-width="0.635cm"/>
      </text:outline-level-style>
      <text:outline-level-style text:level="7" text:style-name="Numbering_20_Symbols" style:num-prefix=" " style:num-suffix=" " style:num-format="1" text:display-levels="7">
        <style:list-level-properties text:space-before="4.445cm" text:min-label-width="0.635cm"/>
      </text:outline-level-style>
      <text:outline-level-style text:level="8" text:style-name="Numbering_20_Symbols" style:num-prefix=" " style:num-suffix=" " style:num-format="1" text:display-levels="8">
        <style:list-level-properties text:space-before="5.08cm" text:min-label-width="0.635cm"/>
      </text:outline-level-style>
      <text:outline-level-style text:level="9" text:style-name="Numbering_20_Symbols" style:num-prefix=" " style:num-suffix=" " style:num-format="1" text:display-levels="9">
        <style:list-level-properties text:space-before="5.715cm" text:min-label-width="0.635cm"/>
      </text:outline-level-style>
      <text:outline-level-style text:level="10" text:style-name="Numbering_20_Symbols" style:num-prefix=" " style:num-suffix=" " style:num-format="1" text:display-levels="10">
        <style:list-level-properties text:space-before="6.35cm" text:min-label-width="0.635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Pavel Studený</meta:initial-creator>
    <meta:creation-date>2006-08-25T15:21:19</meta:creation-date>
    <dc:creator>Pavel Studený</dc:creator>
    <dc:date>2006-08-30T13:57:15</dc:date>
    <dc:language>en-GB</dc:language>
    <meta:editing-cycles>10</meta:editing-cycles>
    <meta:editing-duration>PT3H52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5" meta:word-count="356" meta:character-count="2174"/>
  </office:meta>
</office:document-meta>
</file>